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4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 style:data-style-name="N81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lx" table:style-name="ta1">
        <table:shapes>
          <draw:frame draw:z-index="0" draw:style-name="gr1" draw:text-style-name="P1" svg:width="17.324cm" svg:height="9.749cm" svg:x="0.01cm" svg:y="3.141cm">
            <draw:object draw:notify-on-update-of-ranges="rlx.A2:rlx.A6 rlx.B1:rlx.B1 rlx.B2:rlx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>
            <text:p>acell / Bohr</text:p>
          </table:table-cell>
          <table:table-cell table:style-name="ce1" office:value-type="string" calcext:value-type="string">
            <text:p>etotal</text:p>
          </table:table-cell>
          <table:table-cell table:style-name="ce1" office:value-type="string" calcext:value-type="string">
            <text:p>Δetotal</text:p>
          </table:table-cell>
        </table:table-row>
        <table:table-row table:style-name="ro1">
          <table:table-cell office:value-type="float" office:value="10.18" calcext:value-type="float">
            <text:p>10.180</text:p>
          </table:table-cell>
          <table:table-cell office:value-type="float" office:value="-8.46126270915281" calcext:value-type="float">
            <text:p>-8.461E+00</text:p>
          </table:table-cell>
          <table:table-cell table:style-name="ce4"/>
        </table:table-row>
        <table:table-row table:style-name="ro1">
          <table:table-cell office:value-type="float" office:value="10.2262365839951" calcext:value-type="float">
            <text:p>10.226</text:p>
          </table:table-cell>
          <table:table-cell office:value-type="float" office:value="-8.46172121481477" calcext:value-type="float">
            <text:p>-8.462E+00</text:p>
          </table:table-cell>
          <table:table-cell table:formula="of:=[.B3]-[.B2]" office:value-type="float" office:value="-0.000458505661958597" calcext:value-type="float">
            <text:p>-4.59E-04</text:p>
          </table:table-cell>
        </table:table-row>
        <table:table-row table:style-name="ro1">
          <table:table-cell office:value-type="float" office:value="10.3296182135864" calcext:value-type="float">
            <text:p>10.330</text:p>
          </table:table-cell>
          <table:table-cell office:value-type="float" office:value="-8.46215735821862" calcext:value-type="float">
            <text:p>-8.462E+00</text:p>
          </table:table-cell>
          <table:table-cell table:formula="of:=[.B4]-[.B3]" office:value-type="float" office:value="-0.000436143403851119" calcext:value-type="float">
            <text:p>-4.36E-04</text:p>
          </table:table-cell>
        </table:table-row>
        <table:table-row table:style-name="ro1">
          <table:table-cell office:value-type="float" office:value="10.3358999400905" calcext:value-type="float">
            <text:p>10.336</text:p>
          </table:table-cell>
          <table:table-cell office:value-type="float" office:value="-8.4621588530332" calcext:value-type="float">
            <text:p>-8.462E+00</text:p>
          </table:table-cell>
          <table:table-cell table:formula="of:=[.B5]-[.B4]" office:value-type="float" office:value="-0.00000149481457967227" calcext:value-type="float">
            <text:p>-1.49E-06</text:p>
          </table:table-cell>
        </table:table-row>
        <table:table-row table:style-name="ro1">
          <table:table-cell table:style-name="ce6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1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5:32:41.759123206</meta:creation-date>
    <meta:editing-duration>P0D</meta:editing-duration>
    <meta:editing-cycles>1</meta:editing-cycles>
    <meta:generator>LibreOffice/7.3.7.2$Linux_X86_64 LibreOffice_project/3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25cm" svg:height="9.75cm" xlink:href=".." xlink:type="simple" chart:class="chart:line" chart:style-name="ch1">
        <chart:legend chart:legend-position="end" svg:x="15.134cm" svg:y="4.576cm" style:legend-expansion="high" chart:style-name="ch2"/>
        <chart:plot-area chart:style-name="ch3" table:cell-range-address="rlx.A2:rlx.B6 rlx.B1:rlx.B1" chart:data-source-has-labels="both" svg:x="1.357cm" svg:y="0.195cm" svg:width="13.431cm" svg:height="8.379cm">
          <chart:coordinate-region svg:x="3.381cm" svg:y="0.394cm" svg:width="11.407cm" svg:height="7.981cm"/>
          <chart:axis chart:dimension="x" chart:name="primary-x" chart:style-name="ch4" chartooo:axis-type="auto">
            <chartooo:date-scale/>
            <chart:title svg:x="7.671cm" svg:y="8.769cm" chart:style-name="ch5">
              <text:p>acell</text:p>
            </chart:title>
            <chart:categories table:cell-range-address="rlx.A2:rlx.A6"/>
            <chart:grid chart:style-name="ch6" chart:class="major"/>
          </chart:axis>
          <chart:axis chart:dimension="y" chart:name="primary-y" chart:style-name="ch7">
            <chart:title svg:x="0.451cm" svg:y="5.169cm" chart:style-name="ch8">
              <text:p>etotal / Ha</text:p>
            </chart:title>
            <chart:grid chart:style-name="ch6" chart:class="major"/>
          </chart:axis>
          <chart:series chart:style-name="ch9" chart:values-cell-range-address="rlx.B2:rlx.B6" chart:label-cell-address="rlx.B1:rlx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otal</text:p>
                <draw:g>
                  <svg:desc>rlx.B1:rlx.B1</svg:desc>
                </draw:g>
              </table:table-cell>
            </table:table-row>
          </table:table-header-rows>
          <table:table-rows>
            <table:table-row>
              <table:table-cell office:value-type="float" office:value="10.18">
                <text:p>10.18</text:p>
                <draw:g>
                  <svg:desc>rlx.A2:rlx.A6</svg:desc>
                </draw:g>
              </table:table-cell>
              <table:table-cell office:value-type="float" office:value="-8.46126270915281">
                <text:p>-8.46126270915281</text:p>
                <draw:g>
                  <svg:desc>rlx.B2:rlx.B6</svg:desc>
                </draw:g>
              </table:table-cell>
            </table:table-row>
            <table:table-row>
              <table:table-cell office:value-type="float" office:value="10.2262365839951">
                <text:p>10.2262365839951</text:p>
              </table:table-cell>
              <table:table-cell office:value-type="float" office:value="-8.46172121481477">
                <text:p>-8.46172121481477</text:p>
              </table:table-cell>
            </table:table-row>
            <table:table-row>
              <table:table-cell office:value-type="float" office:value="10.3296182135864">
                <text:p>10.3296182135864</text:p>
              </table:table-cell>
              <table:table-cell office:value-type="float" office:value="-8.46215735821862">
                <text:p>-8.46215735821862</text:p>
              </table:table-cell>
            </table:table-row>
            <table:table-row>
              <table:table-cell office:value-type="float" office:value="10.3358999400905">
                <text:p>10.3358999400905</text:p>
              </table:table-cell>
              <table:table-cell office:value-type="float" office:value="-8.4621588530332">
                <text:p>-8.4621588530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